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RunaWFE. Поддержка форм MS InfoPath 2007.">
        <text:h text:outline-level="1" text:style-name="HeadingArticle">RunaWFE. Поддержка форм MS InfoPath 2007.</text:h>
        <text:p text:style-name="TextBody"><text:span text:style-name="Bold">Версия 3.0</text:span></text:p>
        <text:p text:style-name="TextBody">© 2004-2011, ЗАО “Руна ”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Введение">
          <text:h text:outline-level="2" text:style-name="Heading1">Введение</text:h>
          <text:p text:style-name="TextBody"> Начиная с версии 2.2 система RunaWFE поддерживает создание форм задач в формате MS InfoPath 2007. </text:p>
          <text:p text:style-name="TextBody">Формы MS InfoPath 2007 могут быть отображены двумя способами: </text:p>
          <text:list text:style-name="unorderedlist">
            <text:list-item>
              <text:p text:style-name="TextBody"> «Толстый клиент»Форма отображается при помощи самого приложения InfoPath или при помощи ActiveX/.NET компонентов InfoPath. </text:p>
            </text:list-item>
            <text:list-item>
              <text:p text:style-name="TextBody"> «Тонкий клиент»Форма отображается при помощи совместимого Web-браузера(требует поддержки со стороны сервера, например использования Office Forms Services). </text:p>
            </text:list-item>
          </text:list>
          <text:p text:style-name="TextBody">В первом случае поддерживается весь спектр функциональных возможностей и элементов управления MS InfoPath 2007, но для отображения формы требуется установленное на клиентской машине приложение MS InfoPath 2007. </text:p>
          <text:p text:style-name="TextBody">Во втором случае наличия MS InfoPath 2007 не требуется, необходимо лишь наличие «совместимого» браузера. Наиболее «совместимым» браузером, естественно, считается MS Internet Explorer 6.0/7.0. Однако поддерживаются и другие браузеры, в том числе и работающие на платформах, отличных от Windows. Однако в этом случае поддерживается только часть функциональных возможностей и только HTML-совместимые элементы управления MS InfoPath 2007<text:note text:note-class="footnote"><text:note-citation>1</text:note-citation><text:note-body><text:p text:style-name="Footnote">Подробная информация приведена на странице <text:a xlink:href="http://office.microsoft.com/en-us/infopath/HA102105871033.aspx">[0]</text:a></text:p></text:note-body></text:note>. </text:p>
          <text:p text:style-name="TextBody">На текущий момент в системе RunaWFE поддержка форм MS InfoPath 2007 реализована по принципу «толстого клиента». Для работы с формами используется .NET-компонент Microsoft.Office.InfoPath.FormControl<text:note text:note-class="footnote"><text:note-citation>2</text:note-citation><text:note-body><text:p text:style-name="Footnote">Хорошим источником информации по программированию для InfoPath на .NET является книга </text:p><text:p text:style-name="TextBody">ISBN 0-321-41059-9: “Designing Forms for Microsoft Office InfoPath and Forms Services 2007” </text:p><text:p text:style-name="Footnote"/><text:p text:style-name="TextBody">by Scott Roberts and Hagen Green </text:p><text:p text:style-name="Footnote"/><text:p text:style-name="TextBody">Вся информация также имеется на сайте корпорации Microsoft: <text:a xlink:href="http://msdn.microsoft.com/en-us/office/aa905434.aspx">[1]</text:a></text:p><text:p text:style-name="Footnote"/></text:note-body></text:note>, входящий в поставку MS InfoPath 2007. </text:p>
          <text:p text:style-name="TextBody">Соответственно, поддержка форм MS InfoPath 2007 в системе RunaWFE возможна только на системе Windows при наличии .NET 2.0 и установленном MS InfoPath 2007<text:note text:note-class="footnote"><text:note-citation>3</text:note-citation><text:note-body><text:p text:style-name="Footnote">Работоспособность системы под эмуляторами типа wine и т.п. не рассматривалась.</text:p></text:note-body></text:note>. </text:p>
        </text:section>
        <text:section text:style-name="Sect1" text:name="Соответствие между типами данных MS InfoPath 2007 и RunaWFE ">
          <text:h text:outline-level="2" text:style-name="Heading1">Соответствие между типами данных MS InfoPath 2007 и RunaWFE </text:h>
          <text:p text:style-name="TextBody"> MS InfoPath 2007 поддерживает широкий набор различных типов данных: от простейших числовых полей до xml-документов и бинарных значений. С другой стороны, RunaWFE имеет определённый набор типов переменных, которые могут быть использованы в бизнес-процессах. </text:p>
          <text:p text:style-name="TextBody">При работе с формами MS InfoPath используется следующее отображение: </text:p>
          <text:list text:style-name="unorderedlist">
            <text:list-item>
              <text:p text:style-name="TextBody"> Простые числовые поля конвертируются в соответствующие форматы.Например: xsd:double — DoubleFormat </text:p>
            </text:list-item>
            <text:list-item>
              <text:p text:style-name="TextBody"> Типы, представляющие дату и время конвертируются в соответствующие аналоги RunaWFE.Например: xsd:date - DateFormat При этом представление ISO 8601 конвертируется во внутреннее представление RunaWFE<text:note text:note-class="footnote"><text:note-citation>4</text:note-citation><text:note-body><text:p text:style-name="Footnote">При проектировании формы следует учитывать, что RunaWFE хранит время с точностью до минут, а InfoPath — с точностью до миллисекунд. При конвертации секунды и миллисекунды будут отброшены. Имеет смысл их скрывать при отображении в элементах управления InfoPath.</text:p></text:note-body></text:note>. </text:p>
            </text:list-item>
            <text:list-item>
              <text:p text:style-name="TextBody"> Булевский тип данных (xsd:boolean) конвертируется в BooleanFormat<text:note text:note-class="footnote"><text:note-citation>5</text:note-citation><text:note-body><text:p text:style-name="Footnote">MS InfoPath поддерживает различные пары значений для булевского типа: 0/1 и TRUE/FALSE. RunaWFE поддерживает только TRUE/FALSE. При проектировании формы следует использовать только эту пару значений. </text:p></text:note-body></text:note>. </text:p>
            </text:list-item>
            <text:list-item>
              <text:p text:style-name="TextBody"> Строковые типы xsd:string и my:requiredString конвертируются в StringFormat. </text:p>
            </text:list-item>
            <text:list-item>
              <text:p text:style-name="TextBody"> Файловые типы xsd:base64Binary и my:requiredBase64Binary конвертируются в FileFormat. </text:p>
            </text:list-item>
          </text:list>
          <text:p text:style-name="TextBody">Все прочие типы не поддерживаются и игнорируются. Для них не осуществляется привязка полей формы переменным бизнес-процесса. </text:p>
        </text:section>
        <text:section text:style-name="Sect1" text:name="Поддержка в редакторе бизнес-процессов ">
          <text:h text:outline-level="2" text:style-name="Heading1">Поддержка в редакторе бизнес-процессов </text:h>
          <text:p text:style-name="TextBody"> Для редактирования форм в редакторе GPD используется само приложение MS InfoPath 2007. В GPD имеется специальный шаблон — пустая URN-based<text:note text:note-class="footnote"><text:note-citation>6</text:note-citation><text:note-body><text:p text:style-name="Footnote">Описание свойств URN- и URL-based форм: <text:a xlink:href="http://msdn.microsoft.com/en-us/library/bb251025.aspx">[2]</text:a></text:p></text:note-body></text:note> форма, - на основе которого создаются все формы в RunaWFE. </text:p>
          <text:p text:style-name="TextBody">После сохранения пользователем отредактированной формы, GPD анализирует содержимое xsn-файла и определяет список переменных формы, их типы и правила валидации формы. </text:p>
          <text:p text:style-name="TextBody">Список переменных формы определяется по содержимому xsd-схемы, описывающей xml-данные формы. </text:p>
          <text:p text:style-name="TextBody">Типы переменных RunaWFE определяются согласно правилам, описанным в разделе Соответствие между типами данных MS InfoPath 2007 и RunaWFE. </text:p>
          <text:p text:style-name="TextBody">Правила валидации определяются на основе правил </text:p>
          <text:list text:style-name="unorderedlist">
            <text:list-item>
              <text:p text:style-name="TextBody"> xsd-схемыДля my:requiredBase64Binary и my:requiredString добавляется проверка на непустоту переменной бизнес-процесса </text:p>
            </text:list-item>
            <text:list-item>
              <text:p text:style-name="TextBody"> xsf-манифестаПравила проверки полей, заданный в MS InfoPath </text:p>
            </text:list-item>
          </text:list>
          <text:p text:style-name="TextBody">TODO: описать точно поддерживаемые правила валидации </text:p>
          <text:p text:style-name="TextBody">При экспорте бизнес-процесса GPD подменяет идентификатор формы и publishUrl, чтобы избежать конфликта версий формы<text:note text:note-class="footnote"><text:note-citation>7</text:note-citation><text:note-body><text:p text:style-name="Footnote">Описание здесь: <text:a xlink:href="http://blogs.msdn.com/infopath/archive/2004/05/20/136165.aspx">[3]</text:a></text:p></text:note-body></text:note>. </text:p>
          <text:p text:style-name="TextBody">TODO: поддержка template parts </text:p>
        </text:section>
        <text:section text:style-name="Sect1" text:name="Формат архива бизнес-процесса ">
          <text:h text:outline-level="2" text:style-name="Heading1">Формат архива бизнес-процесса </text:h>
          <text:p text:style-name="TextBody"> Формат архива бизнес-процесса практически не потребовал никаких изменений. Во-первых, добавился новый тип форм: type=“xsn” в файле forms.xml. Во-вторых, в архиве сохраняются сами файлы форм. </text:p>
          <text:p text:style-name="TextBody">Пример (InfoPathDemo.par): </text:p>
          <text:p text:style-name="TextBody">forms.xml: </text:p>
          <text:p text:style-name="Preformatted">&lt;?xml<text:s/>version="1.0"<text:s/>encoding="UTF-8"?&gt;&lt;forms<text:s/>xmlns="<text:s/>http://runa.ru/xml"<text:s/><text:s/><text:s/><text:s/><text:s/>xmlns:xsi="<text:s/>http://www.w3.org/2001/XMLSchema-instance"<text:s/><text:s/><text:s/><text:s/><text:s/>xsi:schemaLocation="http://runa.ru/xml<text:s/>forms.xsd"&gt;<text:s/><text:s/><text:s/><text:s/>&lt;form<text:s/>file="start.xsn"<text:s/><text:s/><text:s/><text:s/><text:s/><text:s/><text:s/><text:s/>jsValidation="false"<text:s/><text:s/><text:s/><text:s/><text:s/><text:s/><text:s/><text:s/>state="start"<text:s/><text:s/><text:s/><text:s/><text:s/><text:s/><text:s/><text:s/>type="xsn"<text:s/><text:s/><text:s/><text:s/><text:s/><text:s/><text:s/><text:s/>validationFile="start.validation.xml"/&gt;<text:s/><text:s/><text:s/><text:s/>&lt;form<text:s/>file="state1.xsn"<text:s/><text:s/><text:s/><text:s/><text:s/><text:s/><text:s/><text:s/>jsValidation="false"<text:s/><text:s/><text:s/><text:s/><text:s/><text:s/><text:s/><text:s/>state="state1"<text:s/><text:s/><text:s/><text:s/><text:s/><text:s/><text:s/><text:s/>type="xsn"<text:s/><text:s/><text:s/><text:s/><text:s/><text:s/><text:s/><text:s/>validationFile="state1.validation.xml"/&gt;&lt;/forms&gt;</text:p>
          <text:p text:style-name="TextBody">Содержимое архива: </text:p>
          <text:p text:style-name="Preformatted">META-INFforms.xmlgpd.xmlgraph.giforgfunctions.xmlprocessdefinition.xmlstart.validation.xmlstart.xsnstate1.validation.xmlstate1.xsnvariables.xml</text:p>
        </text:section>
        <text:section text:style-name="Sect1" text:name="Поддержка на стороне сервера ">
          <text:h text:outline-level="2" text:style-name="Heading1">Поддержка на стороне сервера </text:h>
          <text:p text:style-name="TextBody"> В текущей реализации (при поддержке отображения форм MS InfoPath 2007 в «толстом клиенте» RTN) от сервера RunaWFE требуется<text:note text:note-class="footnote"><text:note-citation>8</text:note-citation><text:note-body><text:p text:style-name="Footnote">В случае поддержки форм MS InfoPath 2007 в браузере от сервера дополнительно требуется поддерживать проверку HTTP-заголовков для выдачи корректной диагностики при невозможности воспроизвести формы рендеринг HTML-формы, содержащей тэг object и поддержка загрузки сборки ipwctrl.</text:p></text:note-body></text:note>: </text:p>
          <text:list text:style-name="unorderedlist">
            <text:list-item>
              <text:p text:style-name="TextBody"> Поддержка загрузки xsn-файла формыРеализуется через специальный Action. </text:p>
            </text:list-item>
            <text:list-item>
              <text:p text:style-name="TextBody"> Поддержка загрузки значений переменных бизнес-процессаРеализуется через специальный Action. В качестве входных параметров (GET-запрос) указывается список переменных бизнес-процесса, значения которых нужно получить. В качестве результата клиент получает XML-документ со значениями указанных переменных. </text:p>
            </text:list-item>
            <text:list-item>
              <text:p text:style-name="TextBody"> Поддержка отправки значений полей формы на серверСо стороны сервера RunaWFE не требуется специальной поддержки для обработки заполненных форм MS InfoPath, т.к. вся необходимая обработка происходит на стороне клиента. </text:p>
            </text:list-item>
          </text:list>
        </text:section>
        <text:section text:style-name="Sect1" text:name="Поддержка на стороне клиента ">
          <text:h text:outline-level="2" text:style-name="Heading1">Поддержка на стороне клиента </text:h>
          <text:p text:style-name="TextBody"> Архитектурно, вся функциональность по работе с формами MS InfoPath на клиентской стороне сосредоточена в проекте ipwctrl, который представляет из себя .NET-компонент, экспортирующий WinForms-компонент для использования в браузере MS Internet Explorer 6.0/7.0<text:note text:note-class="footnote"><text:note-citation>9</text:note-citation><text:note-body><text:p text:style-name="Footnote">В данный момент поддержка форм MS InfoPath 2007 в браузере находится в экспериментальном состоянии и не документируется.</text:p></text:note-body></text:note> и ActiveX-компонент для использования в «толстом» клиенте RTN. </text:p>
          <text:p text:style-name="TextBody">Компонент ipwctrl осуществляет необходимое взаимодействие с сервером RunaWFE по протоколу HTTP: </text:p>
          <text:list text:style-name="unorderedlist">
            <text:list-item>
              <text:p text:style-name="TextBody"> загружает значения переменных бизнес-процесса, необходимых для отображения формы </text:p>
            </text:list-item>
            <text:list-item>
              <text:p text:style-name="TextBody"> отправляет заполненную форму на сервер </text:p>
            </text:list-item>
            <text:list-item>
              <text:p text:style-name="TextBody"> прозрачно обрабатывает параметр jsessionid в URL'ах и т.д. </text:p>
            </text:list-item>
          </text:list>
          <text:p text:style-name="TextBody">С другой стороны, этот компонент взаимодействует с FormControl: </text:p>
          <text:list text:style-name="unorderedlist">
            <text:list-item>
              <text:p text:style-name="TextBody"> инициализирует и предоставляет контекст для рисования </text:p>
            </text:list-item>
          </text:list>
          <text:list text:style-name="unorderedlist">
            <text:list-item>
              <text:p text:style-name="TextBody"> отдаёт команду на загрузку формы с сервера </text:p>
            </text:list-item>
            <text:list-item>
              <text:p text:style-name="TextBody"> заполняет загруженную форму начальными значениями </text:p>
            </text:list-item>
            <text:list-item>
              <text:p text:style-name="TextBody"> отдаёт команду на валидацию формы перед отправкой на сервер<text:note text:note-class="footnote"><text:note-citation>10</text:note-citation><text:note-body><text:p text:style-name="Footnote">Нежелательно помещать элементы типа Submit на формы, предназначенные для использования в системе RunaWFE, т.к. они будут работать некорректно — при отправке формы на сервер не используются возможности, предоставляемые MS InfoPath.</text:p></text:note-body></text:note></text:p>
            </text:list-item>
            <text:list-item>
              <text:p text:style-name="TextBody"> отдаёт команду на выгрузку формы после успешной отправки на сервер </text:p>
            </text:list-item>
          </text:list>
          <text:p text:style-name="TextBody">Для отправки данных на сервер используется собственная реализация метода POST, т.к. стандартные реализации, представленные в библиотеке .NET Framework, не позволяют установить все необходимые параметры запроса (cookie, приаттаченные файлы и т.п.). </text:p>
          <text:p text:style-name="TextBody">При работе с отключенными в браузере cookie библиотеки ipwctrl прозначно внедняется идентификатор сессии jsessionid во все используемые URL. </text:p>
          <text:p text:style-name="TextBody">На текущий момент не поддерживаются формы с несколькими отображениями (view). При обработке такой формы будет использовано отображение по умолчанию.</text:p>
        </text:section>
      </text:section>
    </office:text>
  </office:body>
</office:document-content>
</file>

<file path=styles.xml><?xml version="1.0" encoding="utf-8"?>
<office:document-styles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2</meta:generator>
  </office:meta>
</office:document-meta>
</file>